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ython as web frontend!(?)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PyGraz Lightning Talk 2021/10</text:p>
            <text:p text:style-name="P1"><text:line-break/>Dorian Santn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ython history as web backe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GI scripts / WSGI / ASGI</text:p>
              </text:list-item>
              <text:list-item>
                <text:p>Lots of established libraries/frameworks</text:p>
                <text:list>
                  <text:list-item>
                    <text:p>Zope/Plone (since 1998 and still alive!)</text:p>
                  </text:list-item>
                  <text:list-item>
                    <text:p>Django, Flask, Bottle, and <text:a xlink:href="https://www.techempower.com/benchmarks/#section=data-r20&amp;hw=ph&amp;test=fortune&amp;l=zijzen-sf" xlink:type="simple">many mor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SGI – ‚new‘ kids on the blo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://www.uvicorn.org/" xlink:type="simple">Uvcorn</text:a>, <text:a xlink:href="https://github.com/django/daphne" xlink:type="simple">Daphne</text:a><text:s/>(Servers)</text:p>
              </text:list-item>
              <text:list-item>
                <text:p><text:a xlink:href="https://sanicframework.org/en/" xlink:type="simple">Sanic</text:a><text:s/>- framework</text:p>
              </text:list-item>
              <text:list-item>
                <text:p><text:a xlink:href="https://www.neoteroi.dev/blacksheep/" xlink:type="simple">Blacksheep</text:a><text:s/>- framework</text:p>
              </text:list-item>
              <text:list-item>
                <text:p><text:a xlink:href="https://docs.djangoproject.com/en/3.2/howto/deployment/asgi/" xlink:type="simple">Django</text:a><text:s/>-framework </text:p>
                <text:list>
                  <text:list-item>
                    <text:p>not yet fully supported, e.g. ORM mi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ython in the fronte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ranspilers</text:p>
                <text:list>
                  <text:list-item>
                    <text:p><text:span text:style-name="T1">translate Python to </text:span>HTML/JS/CSS or Web assembly</text:p>
                  </text:list-item>
                </text:list>
              </text:list-item>
              <text:list-item>
                <text:p>Application suites</text:p>
                <text:list>
                  <text:list-item>
                    <text:p>abstract away most/all/many concerns of deploying apps</text:p>
                  </text:list-item>
                </text:list>
              </text:list-item>
              <text:list-item>
                <text:p>Builders </text:p>
                <text:list>
                  <text:list-item>
                    <text:p>Are between transpilers and application suites. <text:line-break/>Cover some tasks, not all</text:p>
                  </text:list-item>
                </text:list>
              </text:list-item>
              <text:list-item>
                <text:p>Other</text:p>
                <text:list>
                  <text:list-item>
                    <text:p>Special pur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ranspil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://transcrypt.org/" xlink:type="simple">Transcrypt</text:a><text:s/></text:p>
                <text:list>
                  <text:list-item>
                    <text:p>Conversion python→javascript (Book: <text:a xlink:href="https://pyreact.com/" xlink:type="simple">React to Python</text:a>)</text:p>
                  </text:list-item>
                </text:list>
              </text:list-item>
              <text:list-item>
                <text:p><text:a xlink:href="https://pyodide.org/en/stable/" xlink:type="simple">Pyodide</text:a><text:s/></text:p>
                <text:list>
                  <text:list-item>
                    <text:p>compiles to WASM, conversion of objects between Javascript and Python</text:p>
                  </text:list-item>
                  <text:list-item>
                    <text:p>has <text:s/>NumPy, Pandas, Matplotlib, SciPy, and scikit-learn <text:line-break/>+70 more packages available</text:p>
                  </text:list-item>
                </text:list>
              </text:list-item>
              <text:list-item>
                <text:p><text:a xlink:href="https://skulpt.org/" xlink:type="simple">Skulpt</text:a></text:p>
              </text:list-item>
              <text:list-item>
                <text:p><text:a xlink:href="https://brython.info/" xlink:type="simple">Brython</text:a></text:p>
              </text:list-item>
              <text:list-item>
                <text:p><text:a xlink:href="https://github.com/kovidgoyal/rapydscript-ng" xlink:type="simple">Rapydscript-ng</text:a></text:p>
              </text:list-item>
              <text:list-item>
                <text:p><text:a xlink:href="https://github.com/wasmerio/wasmer-python" xlink:type="simple">WASMer for Python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pplication sui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anvil.works/" xlink:type="simple">Anvil</text:a><text:s/>- non-open source</text:p>
              </text:list-item>
              <text:list-item>
                <text:p><text:a xlink:href="https://www.dashborg.net/" xlink:type="simple">Dashborg</text:a><text:s/>- Python&amp;Go SDKs</text:p>
              </text:list-item>
              <text:list-item>
                <text:p><text:a xlink:href="https://justpy.io/" xlink:type="simple">Justpy</text:a><text:s/>- opinionated: starlette/uvcorn,vue</text:p>
              </text:list-item>
              <text:list-item>
                <text:p><text:a xlink:href="https://www.nagare.org/" xlink:type="simple">Nagare</text:a><text:s/>- Stackless Python</text:p>
              </text:list-item>
              <text:list-item>
                <text:p><text:a xlink:href="https://www.reahl.org/" xlink:type="simple">Reahl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ui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epyk-ui.readthedocs.io/en/latest/" xlink:type="simple">Epyk</text:a><text:s/>- standalone/django/flask</text:p>
              </text:list-item>
              <text:list-item>
                <text:p><text:a xlink:href="https://epyk-ui.readthedocs.io/en/latest/" xlink:type="simple">Lona</text:a><text:s/>– uses jinja</text:p>
              </text:list-item>
              <text:list-item>
                <text:p><text:a xlink:href="https://dash.plotly.com/" xlink:type="simple">Dash</text:a></text:p>
                <text:list>
                  <text:list-item>
                    <text:p>Python, R, Julia and F# ; open source &amp; enterprise </text:p>
                  </text:list-item>
                </text:list>
              </text:list-item>
              <text:list-item>
                <text:p><text:a xlink:href="https://pywebio.readthedocs.io/en/latest/" xlink:type="simple">PyWebIO</text:a><text:s/>- integrates with django/flask/aiohttp</text:p>
              </text:list-item>
            </text:list>
            <text:list text:style-name="L4">
              <text:list-item>
                <text:p text:style-name="P3"><text:span text:style-name="T2"><text:a xlink:href="https://wave.h2o.ai/" xlink:type="simple">Wave</text:a></text:span><text:span text:style-name="T2"><text:s/>- realtime sync &amp; </text:span>dashboard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th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github.com/dddomodossola/remi" xlink:type="simple">Remi</text:a><text:s/>- „UI for apps“</text:p>
              </text:list-item>
              <text:list-item>
                <text:p><text:a xlink:href="https://streamlit.io/" xlink:type="simple">Streamlit</text:a><text:s/>- „build and share data apps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heckout repo:</text:p>
                <text:list>
                  <text:list-item>
                    <text:p><text:a xlink:href="https://github.com/Dorianux/pygraz202110web.git" xlink:type="simple">https://github.com/Dorianux/pygraz202110web.git</text:a></text:p>
                  </text:list-item>
                </text:list>
              </text:list-item>
              <text:list-item>
                <text:p>Install</text:p>
                <text:list>
                  <text:list-item>
                    <text:p>poetry install</text:p>
                  </text:list-item>
                </text:list>
              </text:list-item>
              <text:list-item>
                <text:p>Transcrypt</text:p>
                <text:list>
                  <text:list-item>
                    <text:p>poetry run python -m transcrypt -b -m -n hello.py</text:p>
                  </text:list-item>
                  <text:list-item>
                    <text:p>poetry run python -m transcrypt -b -m -n terminal_demo.py</text:p>
                  </text:list-item>
                </text:list>
              </text:list-item>
              <text:list-item>
                <text:p>Streamlit</text:p>
                <text:list>
                  <text:list-item>
                    <text:p>poetry run streamlit run streamlit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7T15:23:31.181397418</meta:creation-date>
    <dc:date>2021-12-07T17:33:15.774908986</dc:date>
    <meta:editing-duration>PT11M</meta:editing-duration>
    <meta:editing-cycles>2</meta:editing-cycles>
    <meta:generator>LibreOffice/7.2.2.2$Linux_X86_64 LibreOffice_project/20$Build-2</meta:generator>
    <meta:document-statistic meta:object-count="57"/>
  </office:meta>
</office:document-meta>
</file>